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24000000180CAF7F4267D713D74.png" manifest:media-type="image/png"/>
  <manifest:file-entry manifest:full-path="Pictures/100000000000024000000180A6413ABC916B87E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302cm" svg:x="0.001cm" svg:y="0.272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0.323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2" draw:text-style-name="P2" draw:layer="layout" svg:width="1.505cm" svg:height="0.26cm" svg:x="1.524cm" svg:y="0.78cm">
          <draw:text-box>
            <text:p><text:span text:style-name="T1">MAE = 0.1232 m</text:span></text:p>
          </draw:text-box>
        </draw:frame>
        <draw:frame draw:style-name="gr3" draw:text-style-name="P4" draw:layer="layout" svg:width="8.024cm" svg:height="0.627cm" svg:x="0.052cm" svg:y="0.018cm">
          <draw:text-box>
            <text:p text:style-name="P3"><text:span text:style-name="T2">c) Hybrid-Float6 (E4M1) without QAT (trans-precision inference)</text:span></text:p>
          </draw:text-box>
        </draw:frame>
        <draw:custom-shape draw:style-name="gr4" draw:text-style-name="P5" draw:layer="layout" svg:width="8.89cm" svg:height="3.556cm" svg:x="0cm" svg:y="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637cm" svg:height="0.154cm" draw:transform="rotate (1.5707963267949) translate (8.636cm 2.129cm)">
          <draw:text-box>
            <text:p><text:span text:style-name="T3">Predictions</text:span></text:p>
          </draw:text-box>
        </draw:frame>
        <draw:frame draw:style-name="gr6" draw:text-style-name="P7" draw:layer="layout" svg:width="1.458cm" svg:height="0.179cm" svg:x="5.908cm" svg:y="0.44cm">
          <draw:text-box>
            <text:p><text:span text:style-name="T4">2D error distrib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21:01.176198443</dc:date>
    <meta:editing-duration>P1DT3H23M19S</meta:editing-duration>
    <meta:editing-cycles>140</meta:editing-cycles>
    <meta:document-statistic meta:object-count="7"/>
  </office:meta>
</office:document-meta>
</file>